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0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00/KG</text:p>
            <text:p text:style-name="P10"><text:placeholder text:placeholder-type="text">&lt;o.insurance&gt;</text:placeholder>0000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0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8:03:33</dc:date>
    <meta:editing-duration>PT15H11M21S</meta:editing-duration>
    <meta:editing-cycles>31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8" meta:character-count="2479" meta:non-whitespace-character-count="2093"/>
  </office:meta>
</office:document-meta>
</file>